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6.985cm" svg:height="0.635cm" svg:x="3.54cm" svg:y="2.905cm">
          <text:p text:style-name="P1"><text:span text:style-name="T1">InteractionModel::upda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2" draw:layer="layout" svg:width="5.715cm" svg:height="3.81cm" svg:x="4.175cm" svg:y="4.81cm">
          <text:p text:style-name="P1"><text:span text:style-name="T1">Is </text:span></text:p>
          <text:p text:style-name="P1"><text:span text:style-name="T1">ThermalModelRider </text:span></text:p>
          <text:p text:style-name="P1"><text:span text:style-name="T1">pre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9.525cm" svg:height="1.175cm" svg:x="6.08cm" svg:y="25.225cm">
          <text:p text:style-name="P1"><text:span text:style-name="T1">Continue with the rest of the interaction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715cm" svg:height="0.635cm" svg:x="9.89cm" svg:y="7.985cm">
          <text:p text:style-name="P1"><text:span text:style-name="T1">ThermalModelRider::up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6.35cm" svg:height="1.905cm" svg:x="13.7cm" svg:y="14.335cm">
          <text:p text:style-name="P1"><text:span text:style-name="T1">Accumulate all thermal sources</text:span></text:p>
          <text:p text:style-name="P1"><text:span text:style-name="T2">InteractionSurface::</text:span></text:p>
          <text:p text:style-name="P1"><text:span text:style-name="T2">accumulate_thermal_sourc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.715cm" svg:height="3.81cm" svg:x="9.89cm" svg:y="9.89cm">
          <text:p text:style-name="P1"><text:span text:style-name="T1">Are </text:span></text:p>
          <text:p text:style-name="P1"><text:span text:style-name="T1">internal thermal</text:span></text:p>
          <text:p text:style-name="P1"><text:span text:style-name="T1">effects being</text:span></text:p>
          <text:p text:style-name="P1"><text:span text:style-name="T1">consider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7" draw:layer="layout" svg:width="5.715cm" svg:height="3.81cm" svg:x="9.89cm" svg:y="18.145cm">
          <text:p text:style-name="P1"><text:span text:style-name="T1">Is the </text:span></text:p>
          <text:p text:style-name="P1"><text:span text:style-name="T1">temperature </text:span></text:p>
          <text:p text:style-name="P1"><text:span text:style-name="T1">vari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8" draw:layer="layout" svg:width="6.35cm" svg:height="1.905cm" svg:x="13.7cm" svg:y="21.955cm">
          <text:p text:style-name="P1"><text:span text:style-name="T1">Integrate the temperature</text:span></text:p>
          <text:p text:style-name="P1"><text:span text:style-name="T2">InteractionSurface::</text:span></text:p>
          <text:p text:style-name="P1"><text:span text:style-name="T2">thermal_integrato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7.032cm" svg:y1="3.54cm" svg:x2="7.031cm" svg:y2="4.81cm" draw:start-shape="id1" draw:start-glue-point="2" draw:end-shape="id2" draw:end-glue-point="4" svg:d="m7032 3540v500l-1 269v501">
          <text:p/>
        </draw:connector>
        <draw:connector draw:style-name="gr2" draw:text-style-name="P2" draw:layer="layout" svg:x1="9.888cm" svg:y1="6.714cm" svg:x2="12.747cm" svg:y2="7.985cm" draw:start-shape="id2" draw:start-glue-point="7" draw:end-shape="id3" svg:d="m9888 6714h2859v1271">
          <text:p/>
        </draw:connector>
        <draw:connector draw:style-name="gr2" draw:text-style-name="P2" draw:layer="layout" draw:line-skew="5.985cm" svg:x1="7.031cm" svg:y1="8.62cm" svg:x2="10.842cm" svg:y2="25.225cm" draw:start-shape="id2" draw:start-glue-point="6" draw:end-shape="id4" svg:d="m7031 8620v14288h3811v2317">
          <text:p/>
        </draw:connector>
        <draw:connector draw:style-name="gr2" draw:text-style-name="P2" draw:layer="layout" svg:x1="12.747cm" svg:y1="8.62cm" svg:x2="12.746cm" svg:y2="9.89cm" draw:start-shape="id3" draw:start-glue-point="2" draw:end-shape="id5" draw:end-glue-point="4" svg:d="m12747 8620v635h-1v635">
          <text:p/>
        </draw:connector>
        <draw:connector draw:style-name="gr2" draw:text-style-name="P2" draw:layer="layout" svg:x1="15.603cm" svg:y1="11.794cm" svg:x2="16.875cm" svg:y2="14.335cm" draw:start-shape="id5" draw:start-glue-point="7" draw:end-shape="id6" draw:end-glue-point="0" svg:d="m15603 11794h1272v2541">
          <text:p/>
        </draw:connector>
        <draw:connector draw:style-name="gr2" draw:text-style-name="P2" draw:layer="layout" svg:x1="12.746cm" svg:y1="13.7cm" svg:x2="12.746cm" svg:y2="18.145cm" draw:start-shape="id5" draw:start-glue-point="6" draw:end-shape="id7" draw:end-glue-point="4" svg:d="m12746 13700v4445">
          <text:p/>
        </draw:connector>
        <draw:connector draw:style-name="gr2" draw:text-style-name="P2" draw:layer="layout" svg:x1="16.875cm" svg:y1="16.24cm" svg:x2="12.746cm" svg:y2="18.145cm" draw:start-shape="id6" draw:start-glue-point="2" draw:end-shape="id7" draw:end-glue-point="4" svg:d="m16875 16240v952h-4129v953">
          <text:p/>
        </draw:connector>
        <draw:connector draw:style-name="gr2" draw:text-style-name="P2" draw:layer="layout" draw:line-skew="0.27cm" svg:x1="12.746cm" svg:y1="21.955cm" svg:x2="10.842cm" svg:y2="25.225cm" draw:start-shape="id7" draw:start-glue-point="6" draw:end-shape="id4" draw:end-glue-point="0" svg:d="m12746 21955v1905h-1904v1365">
          <text:p/>
        </draw:connector>
        <draw:connector draw:style-name="gr2" draw:text-style-name="P2" draw:layer="layout" svg:x1="16.875cm" svg:y1="23.86cm" svg:x2="10.842cm" svg:y2="25.225cm" draw:start-shape="id8" draw:start-glue-point="2" draw:end-shape="id4" draw:end-glue-point="0" svg:d="m16875 23860v682h-6033v683">
          <text:p/>
        </draw:connector>
        <draw:connector draw:style-name="gr2" draw:text-style-name="P2" draw:layer="layout" svg:x1="15.603cm" svg:y1="20.049cm" svg:x2="16.875cm" svg:y2="21.955cm" draw:start-shape="id7" draw:start-glue-point="7" draw:end-shape="id8" svg:d="m15603 20049h1272v1906">
          <text:p/>
        </draw:connector>
        <draw:custom-shape draw:style-name="gr1" draw:text-style-name="P3" draw:id="id9" draw:layer="layout" svg:width="6.985cm" svg:height="0.635cm" svg:x="3.54cm" svg:y="1cm">
          <text:p text:style-name="P3"><text:span text:style-name="T3">S_defin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2" draw:layer="layout" svg:x1="7.032cm" svg:y1="1.635cm" svg:x2="7.032cm" svg:y2="2.905cm" draw:start-shape="id9" draw:start-glue-point="2" draw:end-shape="id1" draw:end-glue-point="0" svg:d="m7032 1635v1270">
          <text:p/>
        </draw:connector>
        <draw:custom-shape draw:style-name="gr3" draw:text-style-name="P1" draw:layer="layout" svg:width="1.27cm" svg:height="0.635cm" svg:x="15.605cm" svg:y="11.1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635cm" svg:x="15.605cm" svg:y="19.415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635cm" svg:x="11.679cm" svg:y="13.845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635cm" svg:x="11.708cm" svg:y="22.042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635cm" svg:x="5.993cm" svg:y="8.765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635cm" svg:x="9.89cm" svg:y="6.08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7-16T19:29:29.03</meta:creation-date>
    <dc:date>2009-07-16T19:50:12.57</dc:date>
    <dc:creator>Gary Turner</dc:creator>
    <meta:editing-duration>PT00H05M09S</meta:editing-duration>
    <meta:editing-cycles>3</meta:editing-cycles>
    <meta:generator>OpenOffice.org/3.1$Win32 OpenOffice.org_project/310m11$Build-9399</meta:generator>
    <meta:document-statistic meta:object-count="26"/>
  </office:meta>
</office:document-meta>
</file>